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8cm" table:align="left"/>
    </style:style>
    <style:style style:name="Table1.A" style:family="table-column">
      <style:table-column-properties style:column-width="2.138cm"/>
    </style:style>
    <style:style style:name="Table1.B" style:family="table-column">
      <style:table-column-properties style:column-width="4.94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font-size="24pt" officeooo:rsid="000e2766" officeooo:paragraph-rsid="000e2766" style:font-size-asian="24pt" style:font-size-complex="24pt"/>
    </style:style>
    <style:style style:name="P2" style:family="paragraph" style:parent-style-name="Text_20_body">
      <style:text-properties officeooo:rsid="000e2766" officeooo:paragraph-rsid="000e2766"/>
    </style:style>
    <style:style style:name="P3" style:family="paragraph" style:parent-style-name="Text_20_body">
      <style:text-properties fo:font-size="12pt" officeooo:rsid="000e2766" officeooo:paragraph-rsid="000e2766" style:font-size-asian="10.5pt" style:font-size-complex="12pt"/>
    </style:style>
    <style:style style:name="P4" style:family="paragraph" style:parent-style-name="Text_20_body">
      <style:text-properties fo:font-size="12pt" officeooo:rsid="000f91a1" officeooo:paragraph-rsid="000f91a1" style:font-size-asian="10.5pt" style:font-size-complex="12pt"/>
    </style:style>
    <style:style style:name="P5" style:family="paragraph" style:parent-style-name="Text_20_body">
      <style:text-properties officeooo:paragraph-rsid="000f91a1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fo:font-weight="bold"/>
    </style:style>
    <style:style style:name="T2" style:family="text">
      <style:text-properties style:text-position="0% 100%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size-complex="12pt"/>
    </style:style>
    <style:style style:name="T5" style:family="text">
      <style:text-properties fo:font-size="12pt" officeooo:rsid="000f91a1" style:font-size-asian="10.5pt" style:font-size-complex="1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font-weight="bold" style:font-size-asian="22pt" style:font-size-complex="22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officeooo:rsid="000f91a1" style:font-size-asian="24pt" style:font-size-complex="24pt"/>
    </style:style>
    <style:style style:name="T10" style:family="text">
      <style:text-properties fo:font-size="24pt" fo:font-weight="bold" style:font-size-asian="24pt" style:font-size-complex="24pt"/>
    </style:style>
    <style:style style:name="T11" style:family="text">
      <style:text-properties officeooo:rsid="000f91a1"/>
    </style:style>
    <style:style style:name="T12" style:family="text">
      <style:text-properties fo:font-size="14pt" officeooo:rsid="000f91a1" style:font-size-asian="14pt" style:font-size-complex="14pt"/>
    </style:style>
    <style:style style:name="T13" style:family="text"/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d699542e10"/><text:span text:style-name="T2">unistd.h : </text:span><text:span text:style-name="Source_20_Text"><text:span text:style-name="T4">unistd.h</text:span></text:span><text:span text:style-name="T3"> is the name of the </text:span><text:a xlink:type="simple" xlink:href="https://en.wikipedia.org/wiki/Header_file" text:style-name="Internet_20_link" text:visited-style-name="Visited_20_Internet_20_Link"><text:span text:style-name="T3">header file</text:span></text:a><text:span text:style-name="T3"> that provides access to the </text:span><text:a xlink:type="simple" xlink:href="https://en.wikipedia.org/wiki/POSIX" text:style-name="Internet_20_link" text:visited-style-name="Visited_20_Internet_20_Link"><text:span text:style-name="T3">POSIX</text:span></text:a><text:span text:style-name="T3"> </text:span><text:a xlink:type="simple" xlink:href="https://en.wikipedia.org/wiki/Operating_system" text:style-name="Internet_20_link" text:visited-style-name="Visited_20_Internet_20_Link"><text:span text:style-name="T3">operating system</text:span></text:a><text:span text:style-name="T3"> </text:span><text:a xlink:type="simple" xlink:href="https://en.wikipedia.org/wiki/Application_programming_interface" text:style-name="Internet_20_link" text:visited-style-name="Visited_20_Internet_20_Link"><text:span text:style-name="T3">API</text:span></text:a><text:span text:style-name="T3">. It is defined by the POSIX.</text:span></text:h>
      <text:p text:style-name="Text_20_body"><text:span text:style-name="T3">On Unix-like systems, the interface defined by </text:span><text:span text:style-name="Source_20_Text"><text:span text:style-name="T3">unistd.h</text:span></text:span><text:span text:style-name="T3"> is typically made up largely of </text:span><text:a xlink:type="simple" xlink:href="https://en.wikipedia.org/wiki/System_call#The_library_as_an_intermediary" text:style-name="Internet_20_link" text:visited-style-name="Visited_20_Internet_20_Link"><text:span text:style-name="T3">system call wrapper functions</text:span></text:a><text:span text:style-name="T3"> such as </text:span><text:a xlink:type="simple" xlink:href="https://en.wikipedia.org/wiki/Fork_(operating_system)" text:style-name="Internet_20_link" text:visited-style-name="Visited_20_Internet_20_Link"><text:span text:style-name="Source_20_Text"><text:span text:style-name="T3">fork</text:span></text:span></text:a><text:span text:style-name="T3">, </text:span><text:a xlink:type="simple" xlink:href="https://en.wikipedia.org/wiki/Pipeline_(Unix)" text:style-name="Internet_20_link" text:visited-style-name="Visited_20_Internet_20_Link"><text:span text:style-name="Source_20_Text"><text:span text:style-name="T3">pipe</text:span></text:span></text:a><text:span text:style-name="T3"> and </text:span><text:a xlink:type="simple" xlink:href="https://en.wikipedia.org/wiki/Input/output" text:style-name="Internet_20_link" text:visited-style-name="Visited_20_Internet_20_Link"><text:span text:style-name="T3">I/O</text:span></text:a><text:span text:style-name="T3"> primitives (</text:span><text:span text:style-name="Source_20_Text"><text:span text:style-name="T3">read</text:span></text:span><text:span text:style-name="T3">, </text:span><text:span text:style-name="Source_20_Text"><text:span text:style-name="T3">write</text:span></text:span><text:span text:style-name="T3">, </text:span><text:span text:style-name="Source_20_Text"><text:span text:style-name="T3">close</text:span></text:span><text:span text:style-name="T3">, etc.). </text:span></text:p>
      <text:p text:style-name="P2"><text:span text:style-name="T10">fcntl.h</text:span><text:span text:style-name="T8"> </text:span><text:span text:style-name="T3"><text:s/>is the header in the C POSIX library for the C programming language that contains constructs that refer to file control, e.g. opening a file, retrieving and changing the permissions of file, locking a file for edit, etc. </text:span></text:p>
      <text:h text:style-name="P1" text:outline-level="1"><text:bookmark text:name="using_file_descriptors__title__1"/>file descriptors</text:h>
      <text:p text:style-name="P3">A file descriptor is an unsigned integer used by a process to identify an open file.</text:p>
      <text:p text:style-name="P3">File descriptors are indexes to the file descriptor table in the <text:span text:style-name="Strong_20_Emphasis">u_block</text:span> area maintained by the kernel for each process. The most common ways for processes to obtain file descriptors are through <text:span text:style-name="Strong_20_Emphasis">open</text:span> or <text:span text:style-name="Strong_20_Emphasis">creat</text:span> operations or through inheritance from a parent process. When a <text:span text:style-name="Strong_20_Emphasis">fork</text:span> operation occurs, the descriptor table is copied for the child process, which allows the child process equal access to the files used by the parent process.</text:p>
      <text:p text:style-name="P4">Preset file descripto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bookmark text:name="using_file_descriptors__entry__7"/>Descriptor<text:bookmark text:name="using_file_descriptors__entry__8"/></text:p>
            </table:table-cell>
            <table:table-cell table:style-name="Table1.A1" office:value-type="string">
              <text:p text:style-name="Table_20_Heading">Explanation<text:bookmark text:name="using_file_descriptors__row-d2e25130"/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0</text:span></text:p>
          </table:table-cell>
          <table:table-cell table:style-name="Table1.A1" office:value-type="string">
            <text:p text:style-name="Table_20_Contents">Represents standard input.<text:bookmark text:name="using_file_descriptors__row-d2e25136"/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1</text:span></text:p>
          </table:table-cell>
          <table:table-cell table:style-name="Table1.A1" office:value-type="string">
            <text:p text:style-name="Table_20_Contents">Represents standard output.<text:bookmark text:name="using_file_descriptors__row-d2e25142"/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2</text:span></text:p>
          </table:table-cell>
          <table:table-cell table:style-name="Table1.A1" office:value-type="string">
            <text:p text:style-name="Table_20_Contents">Represents standard error. </text:p>
          </table:table-cell>
        </table:table-row>
      </table:table>
      <text:p text:style-name="P3"/>
      <text:p text:style-name="P3">Closing file descriptors when you are done using them makes your code more reusable and easier to extend. </text:p>
      <text:p text:style-name="P5"><text:span text:style-name="T12">S_IRUSR:</text:span><text:span text:style-name="T9"> </text:span><text:s/><text:span text:style-name="T11">The </text:span>"S" is for STAT, the "I" for INODE (a term not really used in POSIX itself outside Rationale), the "R" for READ and the "USR" for USER. </text:p>
      <text:p text:style-name="P5">The dup() system call creates a copy of a file descriptor.</text:p>
      <text:section text:style-name="Sect1" text:name="GFG_AD_gfg_mobile_336x280">
        <text:p text:style-name="Text_20_body"/>
      </text:section>
      <text:list xml:id="list2603267278" text:style-name="L1">
        <text:list-item>
          <text:p text:style-name="P7">It uses the lowest-numbered unused descriptor for the new descriptor.</text:p>
        </text:list-item>
        <text:list-item>
          <text:p text:style-name="P7">If the copy is successfully created, then the original and copy file descriptors may be used interchangeably.</text:p>
        </text:list-item>
        <text:list-item>
          <text:p text:style-name="P6">They both refer to the same open file description and thus share file offset and file status flags.</text:p>
        </text:list-item>
      </text:list>
      <text:p text:style-name="P5"/>
      <text:p text:style-name="P5"/>
      <text:p text:style-name="P2"><text:span text:style-name="T3"/></text:p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8:16:19.645082145</meta:creation-date>
    <dc:date>2023-09-07T20:23:55.066873567</dc:date>
    <meta:editing-duration>PT11M56S</meta:editing-duration>
    <meta:editing-cycles>1</meta:editing-cycles>
    <meta:document-statistic meta:table-count="1" meta:image-count="0" meta:object-count="0" meta:page-count="2" meta:paragraph-count="21" meta:word-count="306" meta:character-count="1804" meta:non-whitespace-character-count="1515"/>
    <meta:generator>LibreOffice/7.3.7.2$Linux_X86_64 LibreOffice_project/30$Build-2</meta:generator>
  </office:meta>
</office:document-meta>
</file>